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53in" style:rel-column-width="109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5125553428303776902" text:style-name="L1">
        <text:list-item>
          <text:p text:style-name="P1">Default user/pw is debian/temppwd.</text:p>
        </text:list-item>
        <text:list-item>
          <text:p text:style-name="P1">What is the starting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, libgl1-mesa-dri, libgtk2.0-common, libflite1, gnome-icon-theme, libsane, libsane-common, libgtk-3-0, gnome-accessibility-themes, gnome-themes-standard-data,xrdp,apache2,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</text:list>
        </text:list-item>
        <text:list-item>
          <text:p text:style-name="P1">df -h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verify that the IP address setup in /etc/network/interfaces is being done correctly for the situation</text:p>
          <text:list>
            <text:list-item>
              <text:p text:style-name="P1">DHCP client</text:p>
            </text:list-item>
          </text:list>
        </text:list-item>
        <text:list-item>
          <text:p text:style-name="P1">static address, netmask, gateway, network, broadcast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/sshd_config to something unique (eg, 22xxx)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</text:p>
        </text:list-item>
        <text:list-item>
          <text:p text:style-name="P1">Install at will!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F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F2" office:value-type="percentage" office:value="0.64">
            <text:p text:style-name="Table_20_Contents">64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7H52M</meta:editing-duration>
    <meta:editing-cycles>9</meta:editing-cycles>
    <meta:generator>OpenOffice/4.1.1$Win32 OpenOffice.org_project/411m6$Build-9775</meta:generator>
    <dc:date>2014-12-04T14:57:28.59</dc:date>
    <dc:creator>Doug Johnson</dc:creator>
    <meta:document-statistic meta:table-count="1" meta:image-count="0" meta:object-count="0" meta:page-count="1" meta:paragraph-count="39" meta:word-count="220" meta:character-count="1436"/>
    <meta:user-defined meta:name="Info 1"/>
    <meta:user-defined meta:name="Info 2"/>
    <meta:user-defined meta:name="Info 3"/>
    <meta:user-defined meta:name="Info 4"/>
  </office:meta>
</office:document-meta>
</file>